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aksefjorden">
            <text:p>Laksefjorden</text:p>
          </table:table-cell>
          <table:table-cell office:value-type="string" office:value="radiocarbon">
            <text:p>radiocarbon</text:p>
          </table:table-cell>
          <table:table-cell office:value-type="string" office:value="TUa-909">
            <text:p>TUa-909</text:p>
          </table:table-cell>
          <table:table-cell office:value-type="float" office:value="70.445668063074">
            <text:p>70.445668063074</text:p>
          </table:table-cell>
          <table:table-cell office:value-type="float" office:value="26.8875150066204">
            <text:p>26.8875150066204</text:p>
          </table:table-cell>
          <table:table-cell office:value-type="float" office:value="11405.0">
            <text:p>11405.0</text:p>
          </table:table-cell>
          <table:table-cell office:value-type="float" office:value="100.0">
            <text:p>100.0</text:p>
          </table:table-cell>
          <table:table-cell office:value-type="string" office:value="unidentified plant remains">
            <text:p>unidentified plant remain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57.0">
            <text:p>57.0</text:p>
          </table:table-cell>
          <table:table-cell office:value-type="float" office:value="0.95">
            <text:p>0.95</text:p>
          </table:table-cell>
          <table:table-cell office:value-type="float" office:value="0.9521411009693503">
            <text:p>0.9521411009693503</text:p>
          </table:table-cell>
          <table:table-cell office:value-type="string" office:value="Kui1996,Fodnes1996,CreelEtal2022">
            <text:p>Kui1996,Fodnes1996,CreelEtal2022</text:p>
          </table:table-cell>
        </table:table-row>
        <table:table-row>
          <table:table-cell office:value-type="string" office:value="Laksefjorden">
            <text:p>Laksefjorden</text:p>
          </table:table-cell>
          <table:table-cell office:value-type="string" office:value="radiocarbon">
            <text:p>radiocarbon</text:p>
          </table:table-cell>
          <table:table-cell office:value-type="string" office:value="TUa-7704">
            <text:p>TUa-7704</text:p>
          </table:table-cell>
          <table:table-cell office:value-type="float" office:value="70.925">
            <text:p>70.925</text:p>
          </table:table-cell>
          <table:table-cell office:value-type="float" office:value="27.44">
            <text:p>27.44</text:p>
          </table:table-cell>
          <table:table-cell office:value-type="float" office:value="4591.0">
            <text:p>4591.0</text:p>
          </table:table-cell>
          <table:table-cell office:value-type="float" office:value="42.0">
            <text:p>42.0</text:p>
          </table:table-cell>
          <table:table-cell office:value-type="string" office:value="betula leaves seeds stems ruppia fruit">
            <text:p>betula leaves seeds stems ruppia fruit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0.64">
            <text:p>10.64</text:p>
          </table:table-cell>
          <table:table-cell office:value-type="float" office:value="1.26">
            <text:p>1.26</text:p>
          </table:table-cell>
          <table:table-cell office:value-type="float" office:value="1.259124881145085">
            <text:p>1.259124881145085</text:p>
          </table:table-cell>
          <table:table-cell office:value-type="string" office:value="RomundsetEtal2011,CreelEtal2022">
            <text:p>RomundsetEtal2011,CreelEtal2022</text:p>
          </table:table-cell>
        </table:table-row>
        <table:table-row>
          <table:table-cell office:value-type="string" office:value="Laksefjorden">
            <text:p>Laksefjorden</text:p>
          </table:table-cell>
          <table:table-cell office:value-type="string" office:value="radiocarbon">
            <text:p>radiocarbon</text:p>
          </table:table-cell>
          <table:table-cell office:value-type="string" office:value="TUa-7707">
            <text:p>TUa-7707</text:p>
          </table:table-cell>
          <table:table-cell office:value-type="float" office:value="70.9233">
            <text:p>70.9233</text:p>
          </table:table-cell>
          <table:table-cell office:value-type="float" office:value="27.43">
            <text:p>27.43</text:p>
          </table:table-cell>
          <table:table-cell office:value-type="float" office:value="8713.0">
            <text:p>8713.0</text:p>
          </table:table-cell>
          <table:table-cell office:value-type="float" office:value="64.0">
            <text:p>64.0</text:p>
          </table:table-cell>
          <table:table-cell office:value-type="string" office:value="Carex seeds plant stems leaf fragments">
            <text:p>Carex seeds plant stems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3.13">
            <text:p>13.13</text:p>
          </table:table-cell>
          <table:table-cell office:value-type="float" office:value="1.26">
            <text:p>1.26</text:p>
          </table:table-cell>
          <table:table-cell office:value-type="float" office:value="1.2602230924061133">
            <text:p>1.2602230924061133</text:p>
          </table:table-cell>
          <table:table-cell office:value-type="string" office:value="RomundsetEtal2011,CreelEtal2022">
            <text:p>RomundsetEtal2011,CreelEtal2022</text:p>
          </table:table-cell>
        </table:table-row>
        <table:table-row>
          <table:table-cell office:value-type="string" office:value="Laksefjorden">
            <text:p>Laksefjorden</text:p>
          </table:table-cell>
          <table:table-cell office:value-type="string" office:value="radiocarbon">
            <text:p>radiocarbon</text:p>
          </table:table-cell>
          <table:table-cell office:value-type="string" office:value="T-11809A">
            <text:p>T-11809A</text:p>
          </table:table-cell>
          <table:table-cell office:value-type="float" office:value="70.445668063074">
            <text:p>70.445668063074</text:p>
          </table:table-cell>
          <table:table-cell office:value-type="float" office:value="26.8875150066204">
            <text:p>26.8875150066204</text:p>
          </table:table-cell>
          <table:table-cell office:value-type="float" office:value="10105.0">
            <text:p>10105.0</text:p>
          </table:table-cell>
          <table:table-cell office:value-type="float" office:value="285.0">
            <text:p>285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7.03">
            <text:p>57.03</text:p>
          </table:table-cell>
          <table:table-cell office:value-type="float" office:value="1.56">
            <text:p>1.56</text:p>
          </table:table-cell>
          <table:table-cell office:value-type="float" office:value="1.5579108080561015">
            <text:p>1.5579108080561015</text:p>
          </table:table-cell>
          <table:table-cell office:value-type="string" office:value="Kui1996,Fodnes1996,CreelEtal2022">
            <text:p>Kui1996,Fodnes1996,CreelEtal2022</text:p>
          </table:table-cell>
        </table:table-row>
        <table:table-row>
          <table:table-cell office:value-type="string" office:value="Laksefjorden">
            <text:p>Laksefjorden</text:p>
          </table:table-cell>
          <table:table-cell office:value-type="string" office:value="radiocarbon">
            <text:p>radiocarbon</text:p>
          </table:table-cell>
          <table:table-cell office:value-type="string" office:value="T-11830B">
            <text:p>T-11830B</text:p>
          </table:table-cell>
          <table:table-cell office:value-type="float" office:value="70.445668063074">
            <text:p>70.445668063074</text:p>
          </table:table-cell>
          <table:table-cell office:value-type="float" office:value="26.8875150066204">
            <text:p>26.8875150066204</text:p>
          </table:table-cell>
          <table:table-cell office:value-type="float" office:value="9465.0">
            <text:p>9465.0</text:p>
          </table:table-cell>
          <table:table-cell office:value-type="float" office:value="100.0">
            <text:p>10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5.8">
            <text:p>55.8</text:p>
          </table:table-cell>
          <table:table-cell office:value-type="float" office:value="0.95">
            <text:p>0.95</text:p>
          </table:table-cell>
          <table:table-cell office:value-type="float" office:value="0.9476437319583678">
            <text:p>0.9476437319583678</text:p>
          </table:table-cell>
          <table:table-cell office:value-type="string" office:value="Kui1996,Fodnes1996,CreelEtal2022">
            <text:p>Kui1996,Fodnes1996,CreelEtal2022</text:p>
          </table:table-cell>
        </table:table-row>
        <table:table-row>
          <table:table-cell office:value-type="string" office:value="Laksefjorden">
            <text:p>Laksefjorden</text:p>
          </table:table-cell>
          <table:table-cell office:value-type="string" office:value="radiocarbon">
            <text:p>radiocarbon</text:p>
          </table:table-cell>
          <table:table-cell office:value-type="string" office:value="T-1183_lA">
            <text:p>T-1183_lA</text:p>
          </table:table-cell>
          <table:table-cell office:value-type="float" office:value="70.445668063074">
            <text:p>70.445668063074</text:p>
          </table:table-cell>
          <table:table-cell office:value-type="float" office:value="26.8875150066204">
            <text:p>26.8875150066204</text:p>
          </table:table-cell>
          <table:table-cell office:value-type="float" office:value="5625.0">
            <text:p>5625.0</text:p>
          </table:table-cell>
          <table:table-cell office:value-type="float" office:value="75.0">
            <text:p>75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5.8">
            <text:p>55.8</text:p>
          </table:table-cell>
          <table:table-cell office:value-type="float" office:value="0.95">
            <text:p>0.95</text:p>
          </table:table-cell>
          <table:table-cell office:value-type="float" office:value="0.9472215383530839">
            <text:p>0.9472215383530839</text:p>
          </table:table-cell>
          <table:table-cell office:value-type="string" office:value="Kui1996,Fodnes1996,CreelEtal2022">
            <text:p>Kui1996,Fodnes1996,CreelEtal2022</text:p>
          </table:table-cell>
        </table:table-row>
        <table:table-row>
          <table:table-cell office:value-type="string" office:value="Laksefjorden">
            <text:p>Laksefjorden</text:p>
          </table:table-cell>
          <table:table-cell office:value-type="string" office:value="radiocarbon">
            <text:p>radiocarbon</text:p>
          </table:table-cell>
          <table:table-cell office:value-type="string" office:value="T-11834A">
            <text:p>T-11834A</text:p>
          </table:table-cell>
          <table:table-cell office:value-type="float" office:value="70.445668063074">
            <text:p>70.445668063074</text:p>
          </table:table-cell>
          <table:table-cell office:value-type="float" office:value="26.8875150066204">
            <text:p>26.8875150066204</text:p>
          </table:table-cell>
          <table:table-cell office:value-type="float" office:value="5520.0">
            <text:p>5520.0</text:p>
          </table:table-cell>
          <table:table-cell office:value-type="float" office:value="100.0">
            <text:p>10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5.8">
            <text:p>55.8</text:p>
          </table:table-cell>
          <table:table-cell office:value-type="float" office:value="0.95">
            <text:p>0.95</text:p>
          </table:table-cell>
          <table:table-cell office:value-type="float" office:value="0.9474986241256411">
            <text:p>0.9474986241256411</text:p>
          </table:table-cell>
          <table:table-cell office:value-type="string" office:value="Kui1996,Fodnes1996,CreelEtal2022">
            <text:p>Kui1996,Fodnes1996,CreelEtal2022</text:p>
          </table:table-cell>
        </table:table-row>
        <table:table-row>
          <table:table-cell office:value-type="string" office:value="Laksefjorden">
            <text:p>Laksefjorden</text:p>
          </table:table-cell>
          <table:table-cell office:value-type="string" office:value="radiocarbon">
            <text:p>radiocarbon</text:p>
          </table:table-cell>
          <table:table-cell office:value-type="string" office:value="T-11832A">
            <text:p>T-11832A</text:p>
          </table:table-cell>
          <table:table-cell office:value-type="float" office:value="70.445668063074">
            <text:p>70.445668063074</text:p>
          </table:table-cell>
          <table:table-cell office:value-type="float" office:value="26.8875150066204">
            <text:p>26.8875150066204</text:p>
          </table:table-cell>
          <table:table-cell office:value-type="float" office:value="9415.0">
            <text:p>9415.0</text:p>
          </table:table-cell>
          <table:table-cell office:value-type="float" office:value="105.0">
            <text:p>105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5.8">
            <text:p>55.8</text:p>
          </table:table-cell>
          <table:table-cell office:value-type="float" office:value="0.95">
            <text:p>0.95</text:p>
          </table:table-cell>
          <table:table-cell office:value-type="float" office:value="0.947379883003636">
            <text:p>0.947379883003636</text:p>
          </table:table-cell>
          <table:table-cell office:value-type="string" office:value="Kui1996,Fodnes1996,CreelEtal2022">
            <text:p>Kui1996,Fodnes1996,CreelEtal2022</text:p>
          </table:table-cell>
        </table:table-row>
        <table:table-row>
          <table:table-cell office:value-type="string" office:value="Laksefjorden">
            <text:p>Laksefjorden</text:p>
          </table:table-cell>
          <table:table-cell office:value-type="string" office:value="radiocarbon">
            <text:p>radiocarbon</text:p>
          </table:table-cell>
          <table:table-cell office:value-type="string" office:value="TUa-911">
            <text:p>TUa-911</text:p>
          </table:table-cell>
          <table:table-cell office:value-type="float" office:value="70.445668063074">
            <text:p>70.445668063074</text:p>
          </table:table-cell>
          <table:table-cell office:value-type="float" office:value="26.8875150066204">
            <text:p>26.8875150066204</text:p>
          </table:table-cell>
          <table:table-cell office:value-type="float" office:value="11600.0">
            <text:p>11600.0</text:p>
          </table:table-cell>
          <table:table-cell office:value-type="float" office:value="85.0">
            <text:p>85.0</text:p>
          </table:table-cell>
          <table:table-cell office:value-type="string" office:value="unidentified plant remains">
            <text:p>unidentified plant remain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57.0">
            <text:p>57.0</text:p>
          </table:table-cell>
          <table:table-cell office:value-type="float" office:value="0.95">
            <text:p>0.95</text:p>
          </table:table-cell>
          <table:table-cell office:value-type="float" office:value="0.9521411009693503">
            <text:p>0.9521411009693503</text:p>
          </table:table-cell>
          <table:table-cell office:value-type="string" office:value="Kui1996,Fodnes1996,CreelEtal2022">
            <text:p>Kui1996,Fodnes1996,CreelEtal2022</text:p>
          </table:table-cell>
        </table:table-row>
        <table:table-row>
          <table:table-cell office:value-type="string" office:value="Laksefjorden">
            <text:p>Laksefjorden</text:p>
          </table:table-cell>
          <table:table-cell office:value-type="string" office:value="radiocarbon">
            <text:p>radiocarbon</text:p>
          </table:table-cell>
          <table:table-cell office:value-type="string" office:value="TUa-7699">
            <text:p>TUa-7699</text:p>
          </table:table-cell>
          <table:table-cell office:value-type="float" office:value="70.9433">
            <text:p>70.9433</text:p>
          </table:table-cell>
          <table:table-cell office:value-type="float" office:value="27.3">
            <text:p>27.3</text:p>
          </table:table-cell>
          <table:table-cell office:value-type="float" office:value="9377.0">
            <text:p>9377.0</text:p>
          </table:table-cell>
          <table:table-cell office:value-type="float" office:value="46.0">
            <text:p>46.0</text:p>
          </table:table-cell>
          <table:table-cell office:value-type="string" office:value="Small Betula twig with unharmed bark betula pubescens seeds some other plant remains">
            <text:p>Small Betula twig with unharmed bark betula pubescens seeds some other 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8.21">
            <text:p>18.21</text:p>
          </table:table-cell>
          <table:table-cell office:value-type="float" office:value="1.26">
            <text:p>1.26</text:p>
          </table:table-cell>
          <table:table-cell office:value-type="float" office:value="1.2633854968124099">
            <text:p>1.2633854968124099</text:p>
          </table:table-cell>
          <table:table-cell office:value-type="string" office:value="RomundsetEtal2011,CreelEtal2022">
            <text:p>RomundsetEtal2011,CreelEtal2022</text:p>
          </table:table-cell>
        </table:table-row>
        <table:table-row>
          <table:table-cell office:value-type="string" office:value="Laksefjorden">
            <text:p>Laksefjorden</text:p>
          </table:table-cell>
          <table:table-cell office:value-type="string" office:value="radiocarbon">
            <text:p>radiocarbon</text:p>
          </table:table-cell>
          <table:table-cell office:value-type="string" office:value="TUa-7700">
            <text:p>TUa-7700</text:p>
          </table:table-cell>
          <table:table-cell office:value-type="float" office:value="70.9383">
            <text:p>70.9383</text:p>
          </table:table-cell>
          <table:table-cell office:value-type="float" office:value="27.31">
            <text:p>27.31</text:p>
          </table:table-cell>
          <table:table-cell office:value-type="float" office:value="9347.0">
            <text:p>9347.0</text:p>
          </table:table-cell>
          <table:table-cell office:value-type="float" office:value="56.0">
            <text:p>56.0</text:p>
          </table:table-cell>
          <table:table-cell office:value-type="string" office:value="betula pubescens leaves seeds catkins salix herbaccea leaf fragments ericaceae leaves">
            <text:p>betula pubescens leaves seeds catkins salix herbaccea leaf fragments ericaceae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3.77">
            <text:p>23.77</text:p>
          </table:table-cell>
          <table:table-cell office:value-type="float" office:value="1.27">
            <text:p>1.27</text:p>
          </table:table-cell>
          <table:table-cell office:value-type="float" office:value="1.2652327358006081">
            <text:p>1.2652327358006081</text:p>
          </table:table-cell>
          <table:table-cell office:value-type="string" office:value="RomundsetEtal2011,CreelEtal2022">
            <text:p>RomundsetEtal2011,CreelEtal2022</text:p>
          </table:table-cell>
        </table:table-row>
        <table:table-row>
          <table:table-cell office:value-type="string" office:value="Laksefjorden">
            <text:p>Laksefjorden</text:p>
          </table:table-cell>
          <table:table-cell office:value-type="string" office:value="radiocarbon">
            <text:p>radiocarbon</text:p>
          </table:table-cell>
          <table:table-cell office:value-type="string" office:value="TUa-910">
            <text:p>TUa-910</text:p>
          </table:table-cell>
          <table:table-cell office:value-type="float" office:value="70.445668063074">
            <text:p>70.445668063074</text:p>
          </table:table-cell>
          <table:table-cell office:value-type="float" office:value="26.8875150066204">
            <text:p>26.8875150066204</text:p>
          </table:table-cell>
          <table:table-cell office:value-type="float" office:value="11295.0">
            <text:p>11295.0</text:p>
          </table:table-cell>
          <table:table-cell office:value-type="float" office:value="110.0">
            <text:p>110.0</text:p>
          </table:table-cell>
          <table:table-cell office:value-type="string" office:value="unidentified plant remains">
            <text:p>unidentified plant remain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57.0">
            <text:p>57.0</text:p>
          </table:table-cell>
          <table:table-cell office:value-type="float" office:value="0.95">
            <text:p>0.95</text:p>
          </table:table-cell>
          <table:table-cell office:value-type="float" office:value="0.9521804850736685">
            <text:p>0.9521804850736685</text:p>
          </table:table-cell>
          <table:table-cell office:value-type="string" office:value="Kui1996,Fodnes1996,CreelEtal2022">
            <text:p>Kui1996,Fodnes1996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